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44in"/>
    </style:style>
    <style:style style:name="co2" style:family="table-column">
      <style:table-column-properties fo:break-before="auto" style:column-width="0.5874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9764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0.9311in"/>
    </style:style>
    <style:style style:name="co11" style:family="table-column">
      <style:table-column-properties fo:break-before="auto" style:column-width="1.4453in"/>
    </style:style>
    <style:style style:name="co12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 style:data-style-name="N129"/>
    <style:style style:name="ce14" style:family="table-cell" style:parent-style-name="Default" style:data-style-name="N81"/>
    <style:style style:name="ce15" style:family="table-cell" style:parent-style-name="Default" style:data-style-name="N141"/>
    <style:style style:name="ce16" style:family="table-cell" style:parent-style-name="Default" style:data-style-name="N11"/>
    <style:style style:name="ce17" style:family="table-cell" style:parent-style-name="Default" style:data-style-name="N145"/>
    <style:style style:name="ce18" style:family="table-cell" style:parent-style-name="Default" style:data-style-name="N140"/>
    <style:style style:name="ce7" style:family="table-cell" style:parent-style-name="Default" style:data-style-name="N129"/>
    <style:style style:name="ce8" style:family="table-cell" style:parent-style-name="Default" style:data-style-name="N81"/>
    <style:style style:name="ce9" style:family="table-cell" style:parent-style-name="Default" style:data-style-name="N141"/>
    <style:style style:name="ce10" style:family="table-cell" style:parent-style-name="Default" style:data-style-name="N11"/>
    <style:style style:name="ce11" style:family="table-cell" style:parent-style-name="Default" style:data-style-name="N145"/>
    <style:style style:name="ce12" style:family="table-cell" style:parent-style-name="Default" style:data-style-name="N140"/>
  </office:automatic-styles>
  <office:body>
    <office:spreadsheet>
      <table:calculation-settings table:automatic-find-labels="false" table:use-regular-expressions="false" table:use-wildcards="true"/>
      <table:table table:name="Topology c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9"/>
        <table:table-column table:style-name="co9" table:default-cell-style-name="Default"/>
        <table:table-column table:style-name="co9" table:default-cell-style-name="ce10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office:value-type="float" office:value="0.151" calcext:value-type="float">
            <text:p>0.151</text:p>
          </table:table-cell>
          <table:table-cell table:formula="of:=1.86/1000"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table:formula="of:=[.D3]*[.E3]" office:value-type="float" office:value="0.011625" calcext:value-type="float">
            <text:p>0.0116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3]*[.F3]*[.G3]" office:value-type="float" office:value="55357.506" calcext:value-type="float">
            <text:p>55357.506</text:p>
          </table:table-cell>
          <table:table-cell table:formula="of:=[.H3]/[.H$24]" office:value-type="percentage" office:value="0.137626383527048" calcext:value-type="percentage">
            <text:p>13.76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office:value-type="float" office:value="0.00275175" calcext:value-type="float">
            <text:p>0.00275175</text:p>
          </table:table-cell>
          <table:table-cell table:formula="of:=10/1000000"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table:formula="of:=[.D4]*[.E4]" office:value-type="float" office:value="0.0000625" calcext:value-type="float">
            <text:p>0.00006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4]*[.F4]*[.G4]" office:value-type="float" office:value="5.42369925" calcext:value-type="float">
            <text:p>5.42369925</text:p>
          </table:table-cell>
          <table:table-cell table:formula="of:=[.H4]/[.H$24]" office:value-type="percentage" office:value="0.0000134840632653477" calcext:value-type="percentage">
            <text:p>0.001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office:value-type="float" office:value="0.00181943" calcext:value-type="float">
            <text:p>0.00181943</text:p>
          </table:table-cell>
          <table:table-cell table:formula="of:=2/1000000"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table:formula="of:=[.D5]*[.E5]" office:value-type="float" office:value="0.0000125" calcext:value-type="float">
            <text:p>0.00001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5]*[.F5]*[.G5]" office:value-type="float" office:value="0.717219306" calcext:value-type="float">
            <text:p>0.717219306</text:p>
          </table:table-cell>
          <table:table-cell table:formula="of:=[.H5]/[.H$24]" office:value-type="percentage" office:value="0.00000178310596724786" calcext:value-type="percentage">
            <text:p>0.000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0.00078536" calcext:value-type="float">
            <text:p>0.00078536</text:p>
          </table:table-cell>
          <table:table-cell table:formula="of:=58.7/1000"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table:formula="of:=[.D6]*[.E6]" office:value-type="float" office:value="0.366875" calcext:value-type="float">
            <text:p>0.36687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6]*[.F6]*[.G6]" office:value-type="float" office:value="9086.4345672" calcext:value-type="float">
            <text:p>9086.4345672</text:p>
          </table:table-cell>
          <table:table-cell table:formula="of:=[.H6]/[.H$24]" office:value-type="percentage" office:value="0.0225901276809489" calcext:value-type="percentage">
            <text:p>2.259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office:value-type="float" office:value="0.00308937" calcext:value-type="float">
            <text:p>0.00308937</text:p>
          </table:table-cell>
          <table:table-cell table:formula="of:=17.3/1000"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table:formula="of:=[.D7]*[.E7]" office:value-type="float" office:value="0.108125" calcext:value-type="float">
            <text:p>0.1081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7]*[.F7]*[.G7]" office:value-type="float" office:value="10534.2265071" calcext:value-type="float">
            <text:p>10534.2265071</text:p>
          </table:table-cell>
          <table:table-cell table:formula="of:=[.H7]/[.H$24]" office:value-type="percentage" office:value="0.0261895378275701" calcext:value-type="percentage">
            <text:p>2.61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table:formula="of:=365*24*3600" office:value-type="float" office:value="31536000" calcext:value-type="float">
            <text:p>31536000</text:p>
          </table:table-cell>
          <table:table-cell/>
          <table:table-cell table:formula="of:=[.H8]/[.H$24]" office:value-type="percentage" office:value="0" calcext:value-type="percentage">
            <text:p>0.00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office:value-type="float" office:value="0.00200336111111111" calcext:value-type="float">
            <text:p>0.00200336111111111</text:p>
          </table:table-cell>
          <table:table-cell table:formula="of:=150/1000000"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table:formula="of:=[.D9]*[.E9]" office:value-type="float" office:value="0.00225" calcext:value-type="float">
            <text:p>0.002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9]*[.F9]*[.G9]" office:value-type="float" office:value="142.150491" calcext:value-type="float">
            <text:p>142.150491</text:p>
          </table:table-cell>
          <table:table-cell table:formula="of:=[.H9]/[.H$24]" office:value-type="percentage" office:value="0.000353405697014677" calcext:value-type="percentage">
            <text:p>0.035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office:value-type="float" office:value="0.00020754" calcext:value-type="float">
            <text:p>0.00020754</text:p>
          </table:table-cell>
          <table:table-cell table:formula="of:=150/1000000"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table:formula="of:=[.D10]*[.E10]" office:value-type="float" office:value="0.00225" calcext:value-type="float">
            <text:p>0.00225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0]*[.F10]*[.G10]" office:value-type="float" office:value="14.72620824" calcext:value-type="float">
            <text:p>14.72620824</text:p>
          </table:table-cell>
          <table:table-cell table:formula="of:=[.H10]/[.H$24]" office:value-type="percentage" office:value="0.0000366113817182699" calcext:value-type="percentage">
            <text:p>0.00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table:formula="of:=365*24*3600" office:value-type="float" office:value="31536000" calcext:value-type="float">
            <text:p>31536000</text:p>
          </table:table-cell>
          <table:table-cell table:formula="of:=[.C11]*[.F11]*[.G11]" office:value-type="float" office:value="0" calcext:value-type="float">
            <text:p>0</text:p>
          </table:table-cell>
          <table:table-cell table:formula="of:=[.H11]/[.H$24]" office:value-type="percentage" office:value="0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15/10000000" office:value-type="float" office:value="0.0000015" calcext:value-type="float">
            <text:p>0.0000015</text:p>
          </table:table-cell>
          <table:table-cell table:formula="of:=0.53"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table:formula="of:=[.D12]*[.E12]" office:value-type="float" office:value="144.16" calcext:value-type="float">
            <text:p>144.16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2]*[.F12]*[.G12]" office:value-type="float" office:value="6819.34464" calcext:value-type="float">
            <text:p>6819.34464</text:p>
          </table:table-cell>
          <table:table-cell table:formula="of:=[.H12]/[.H$24]" office:value-type="percentage" office:value="0.0169538299075063" calcext:value-type="percentage">
            <text:p>1.69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146/10000000" office:value-type="float" office:value="0.0000146" calcext:value-type="float">
            <text:p>0.0000146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table:formula="of:=[.D13]*[.E13]" office:value-type="float" office:value="65.28" calcext:value-type="float">
            <text:p>65.2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3]*[.F13]*[.G13]" office:value-type="float" office:value="30056.583168" calcext:value-type="float">
            <text:p>30056.583168</text:p>
          </table:table-cell>
          <table:table-cell table:formula="of:=[.H13]/[.H$24]" office:value-type="percentage" office:value="0.074724805026292" calcext:value-type="percentage">
            <text:p>7.47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455/10000000" office:value-type="float" office:value="0.0000455" calcext:value-type="float">
            <text:p>0.0000455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table:formula="of:=[.D14]*[.E14]" office:value-type="float" office:value="10.608" calcext:value-type="float">
            <text:p>10.60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4]*[.F14]*[.G14]" office:value-type="float" office:value="15221.291904" calcext:value-type="float">
            <text:p>15221.291904</text:p>
          </table:table-cell>
          <table:table-cell table:formula="of:=[.H14]/[.H$24]" office:value-type="percentage" office:value="0.0378422278878867" calcext:value-type="percentage">
            <text:p>3.78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style-name="ce7" office:value-type="float" office:value="0.000010375" calcext:value-type="float">
            <text:p>1.038E-05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table:formula="of:=[.D15]*[.E15]" office:value-type="float" office:value="418" calcext:value-type="float">
            <text:p>41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5]*[.F15]*[.G15]" office:value-type="float" office:value="136763.748" calcext:value-type="float">
            <text:p>136763.748</text:p>
          </table:table-cell>
          <table:table-cell table:formula="of:=[.H15]/[.H$24]" office:value-type="percentage" office:value="0.340013512076295" calcext:value-type="percentage">
            <text:p>34.00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style-name="ce8" office:value-type="float" office:value="0.00000895454545454545" calcext:value-type="float">
            <text:p>8.95E-06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table:formula="of:=[.D16]*[.E16]" office:value-type="float" office:value="140.8" calcext:value-type="float">
            <text:p>140.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6]*[.F16]*[.G16]" office:value-type="float" office:value="39760.5888" calcext:value-type="float">
            <text:p>39760.5888</text:p>
          </table:table-cell>
          <table:table-cell table:formula="of:=[.H16]/[.H$24]" office:value-type="percentage" office:value="0.0988502994237141" calcext:value-type="percentage">
            <text:p>9.88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style-name="ce8" office:value-type="float" office:value="0.0000128" calcext:value-type="float">
            <text:p>1.28E-05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table:formula="of:=[.D17]*[.E17]" office:value-type="float" office:value="114.4" calcext:value-type="float">
            <text:p>114.4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7]*[.F17]*[.G17]" office:value-type="float" office:value="46178.79552" calcext:value-type="float">
            <text:p>46178.79552</text:p>
          </table:table-cell>
          <table:table-cell table:formula="of:=[.H17]/[.H$24]" office:value-type="percentage" office:value="0.114806845219014" calcext:value-type="percentage">
            <text:p>11.48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style-name="ce8" office:value-type="float" office:value="0.00003493" calcext:value-type="float">
            <text:p>3.49E-05</text:p>
          </table:table-cell>
          <table:table-cell table:formula="of:=0.3/1000" office:value-type="float" office:value="0.0003" calcext:value-type="float">
            <text:p>0.0003</text:p>
          </table:table-cell>
          <table:table-cell table:formula="of:=712*10" office:value-type="float" office:value="7120" calcext:value-type="float">
            <text:p>7120</text:p>
          </table:table-cell>
          <table:table-cell table:formula="of:=[.D18]*[.E18]" office:value-type="float" office:value="2.136" calcext:value-type="float">
            <text:p>2.136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8]*[.F18]*[.G18]" office:value-type="float" office:value="2352.91609728" calcext:value-type="float">
            <text:p>2352.91609728</text:p>
          </table:table-cell>
          <table:table-cell table:formula="of:=[.H18]/[.H$24]" office:value-type="percentage" office:value="0.00584967345189327" calcext:value-type="percentage">
            <text:p>0.585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0.000101088888888889" calcext:value-type="float">
            <text:p>0.000101088888888889</text:p>
          </table:table-cell>
          <table:table-cell table:formula="of:=2.2/1000" office:value-type="float" office:value="0.0022" calcext:value-type="float">
            <text:p>0.0022</text:p>
          </table:table-cell>
          <table:table-cell table:formula="of:=712*10" office:value-type="float" office:value="7120" calcext:value-type="float">
            <text:p>7120</text:p>
          </table:table-cell>
          <table:table-cell table:formula="of:=[.D19]*[.E19]" office:value-type="float" office:value="15.664" calcext:value-type="float">
            <text:p>15.664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19]*[.F19]*[.G19]" office:value-type="float" office:value="49935.8796288001" calcext:value-type="float">
            <text:p>49935.8796288001</text:p>
          </table:table-cell>
          <table:table-cell table:formula="of:=[.H19]/[.H$24]" office:value-type="percentage" office:value="0.124147473723866" calcext:value-type="percentage">
            <text:p>12.41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gam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Bi214</text:p>
          </table:table-cell>
          <table:table-cell table:style-name="ce8" office:value-type="float" office:value="0.00003474" calcext:value-type="float">
            <text:p>3.47E-05</text:p>
          </table:table-cell>
          <table:table-cell office:value-type="float" office:value="0.5" calcext:value-type="float">
            <text:p>0.5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1]*[.E21]" office:value-type="float" office:value="0.001" calcext:value-type="float">
            <text:p>0.001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21]*[.F21]*[.G21]" office:value-type="float" office:value="1.09556064" calcext:value-type="float">
            <text:p>1.09556064</text:p>
          </table:table-cell>
          <table:table-cell table:formula="of:=[.H21]/[.H$24]" office:value-type="percentage" office:value="0.00000272371462720481" calcext:value-type="percentage">
            <text:p>0.00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Tl208</text:p>
          </table:table-cell>
          <table:table-cell table:style-name="ce8" office:value-type="float" office:value="0.00004974" calcext:value-type="float">
            <text:p>4.97E-05</text:p>
          </table:table-cell>
          <table:table-cell office:value-type="float" office:value="2.4" calcext:value-type="float">
            <text:p>2.4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2]*[.E22]" office:value-type="float" office:value="0.0048" calcext:value-type="float">
            <text:p>0.0048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22]*[.F22]*[.G22]" office:value-type="float" office:value="7.529283072" calcext:value-type="float">
            <text:p>7.529283072</text:p>
          </table:table-cell>
          <table:table-cell table:formula="of:=[.H22]/[.H$24]" office:value-type="percentage" office:value="0.0000187188346192978" calcext:value-type="percentage">
            <text:p>0.00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K40</text:p>
          </table:table-cell>
          <table:table-cell table:style-name="ce8" office:value-type="float" office:value="0.00001377" calcext:value-type="float">
            <text:p>1.38E-05</text:p>
          </table:table-cell>
          <table:table-cell office:value-type="float" office:value="1.2" calcext:value-type="float">
            <text:p>1.2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3]*[.E23]" office:value-type="float" office:value="0.0024" calcext:value-type="float">
            <text:p>0.0024</text:p>
          </table:table-cell>
          <table:table-cell table:formula="of:=365*24*3600" office:value-type="float" office:value="31536000" calcext:value-type="float">
            <text:p>31536000</text:p>
          </table:table-cell>
          <table:table-cell table:formula="of:=[.C23]*[.F23]*[.G23]" office:value-type="float" office:value="1.042201728" calcext:value-type="float">
            <text:p>1.042201728</text:p>
          </table:table-cell>
          <table:table-cell table:formula="of:=[.H23]/[.H$24]" office:value-type="percentage" office:value="0.00000259105702360002" calcext:value-type="percentage">
            <text:p>0.00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3:.H19])" office:value-type="float" office:value="402230.332450176" calcext:value-type="float">
            <text:p>402230.332450176</text:p>
          </table:table-cell>
          <table:table-cell table:formula="of:=[.H24]/[.H$24]" office:value-type="percentage" office:value="1" calcext:value-type="percentage">
            <text:p>100.0000%</text:p>
          </table:table-cell>
          <table:table-cell/>
          <table:table-cell table:style-name="Default"/>
        </table:table-row>
      </table:table>
      <table:table table:name="Tof cut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7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0"/>
        <table:table-column table:style-name="co9" table:default-cell-style-name="Default"/>
        <table:table-column table:style-name="co9" table:default-cell-style-name="ce10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11711013103309" calcext:value-type="float">
            <text:p>1.117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953.9276697517" calcext:value-type="float">
            <text:p>40953.9276697517</text:p>
          </table:table-cell>
          <table:table-cell table:formula="of:=[.H3]/[.H$24]" office:value-type="percentage" office:value="0.747928513984601" calcext:value-type="percentage">
            <text:p>74.7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208353042857143" calcext:value-type="float">
            <text:p>2.084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.10663847471429" calcext:value-type="float">
            <text:p>4.10663847471429</text:p>
          </table:table-cell>
          <table:table-cell table:formula="of:=[.H4]/[.H$24]" office:value-type="percentage" office:value="0.0000749982281707651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24328285714286" calcext:value-type="float">
            <text:p>1.243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90102102285714" calcext:value-type="float">
            <text:p>0.490102102285714</text:p>
          </table:table-cell>
          <table:table-cell table:formula="of:=[.H5]/[.H$24]" office:value-type="percentage" office:value="0.00000895057831862176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68284142857143" calcext:value-type="float">
            <text:p>4.683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5417.93982750429" calcext:value-type="float">
            <text:p>5417.93982750429</text:p>
          </table:table-cell>
          <table:table-cell table:formula="of:=[.H6]/[.H$24]" office:value-type="percentage" office:value="0.0989461063837406" calcext:value-type="percentage">
            <text:p>9.8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251821" calcext:value-type="float">
            <text:p>2.252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678.32680043" calcext:value-type="float">
            <text:p>7678.32680043</text:p>
          </table:table-cell>
          <table:table-cell table:formula="of:=[.H7]/[.H$24]" office:value-type="percentage" office:value="0.140226832455324" calcext:value-type="percentage">
            <text:p>14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151355285714286" calcext:value-type="float">
            <text:p>1.514E-0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0.7395656531429" calcext:value-type="float">
            <text:p>10.7395656531429</text:p>
          </table:table-cell>
          <table:table-cell table:formula="of:=[.H9]/[.H$24]" office:value-type="percentage" office:value="0.000196133260882031" calcext:value-type="percentage">
            <text:p>0.0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10296" calcext:value-type="float">
            <text:p>1.030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730562976" calcext:value-type="float">
            <text:p>0.730562976</text:p>
          </table:table-cell>
          <table:table-cell table:formula="of:=[.H10]/[.H$24]" office:value-type="percentage" office:value="0.000013342038532128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4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4]" office:value-type="percentage" office:value="0.000018262680932969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4]" office:value-type="percentage" office:value="0.0000182626809329699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4]" office:value-type="percentage" office:value="0.000624040320762009" calcext:value-type="percentage">
            <text:p>0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26857142857143" calcext:value-type="float">
            <text:p>3.269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30.864654628571" calcext:value-type="float">
            <text:p>430.864654628571</text:p>
          </table:table-cell>
          <table:table-cell table:formula="of:=[.H15]/[.H$24]" office:value-type="percentage" office:value="0.00786874371277585" calcext:value-type="percentage">
            <text:p>0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7625" calcext:value-type="float">
            <text:p>2.763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22.6624256" calcext:value-type="float">
            <text:p>122.6624256</text:p>
          </table:table-cell>
          <table:table-cell table:formula="of:=[.H16]/[.H$24]" office:value-type="percentage" office:value="0.00224014474119696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48571428571429" calcext:value-type="float">
            <text:p>1.486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53.6003876571429" calcext:value-type="float">
            <text:p>53.6003876571429</text:p>
          </table:table-cell>
          <table:table-cell table:formula="of:=[.H17]/[.H$24]" office:value-type="percentage" office:value="0.000978886777665897" calcext:value-type="percentage">
            <text:p>0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2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4]" office:value-type="percentage" office:value="0.0000376965533129992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907936507936507" calcext:value-type="float">
            <text:p>9.079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4.8502389028571" calcext:value-type="float">
            <text:p>44.8502389028571</text:p>
          </table:table-cell>
          <table:table-cell table:formula="of:=[.H19]/[.H$24]" office:value-type="percentage" office:value="0.000819085602850352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gamma</text:p>
          </table:table-cell>
          <table:table-cell table:number-columns-repeated="7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Bi214</text:p>
          </table:table-cell>
          <table:table-cell table:formula="of:=[.H21]/([.G21]*[.F21])" office:value-type="float" office:value="0.000000108112649126622" calcext:value-type="float">
            <text:p>1.081E-07</text:p>
          </table:table-cell>
          <table:table-cell office:value-type="float" office:value="0.5" calcext:value-type="float">
            <text:p>0.5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1]*[.E21]" office:value-type="float" office:value="0.001" calcext:value-type="float">
            <text:p>0.001</text:p>
          </table:table-cell>
          <table:table-cell table:formula="of:=365*24*3600" office:value-type="float" office:value="31536000" calcext:value-type="float">
            <text:p>31536000</text:p>
          </table:table-cell>
          <table:table-cell office:value-type="float" office:value="0.00340944050285714" calcext:value-type="float">
            <text:p>0.00340944050285714</text:p>
          </table:table-cell>
          <table:table-cell table:style-name="ce9" table:formula="of:=[.H21]/[.H$24]" office:value-type="percentage" office:value="0.0000000622655240636243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Tl208</text:p>
          </table:table-cell>
          <table:table-cell table:formula="of:=[.H22]/([.G22]*[.F22])" office:value-type="float" office:value="0.000000111747191418425" calcext:value-type="float">
            <text:p>1.117E-07</text:p>
          </table:table-cell>
          <table:table-cell office:value-type="float" office:value="2.4" calcext:value-type="float">
            <text:p>2.4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2]*[.E22]" office:value-type="float" office:value="0.0048" calcext:value-type="float">
            <text:p>0.0048</text:p>
          </table:table-cell>
          <table:table-cell table:formula="of:=365*24*3600" office:value-type="float" office:value="31536000" calcext:value-type="float">
            <text:p>31536000</text:p>
          </table:table-cell>
          <table:table-cell office:value-type="float" office:value="0.0169154852571429" calcext:value-type="float">
            <text:p>0.0169154852571429</text:p>
          </table:table-cell>
          <table:table-cell table:style-name="ce9" table:formula="of:=[.H22]/[.H$24]" office:value-type="percentage" office:value="0.000000308922110077557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K40</text:p>
          </table:table-cell>
          <table:table-cell table:formula="of:=[.H23]/([.G23]*[.F23])" office:value-type="float" office:value="0.0000000512095561837115" calcext:value-type="float">
            <text:p>5.121E-08</text:p>
          </table:table-cell>
          <table:table-cell office:value-type="float" office:value="1.2" calcext:value-type="float">
            <text:p>1.2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D23]*[.E23]" office:value-type="float" office:value="0.0024" calcext:value-type="float">
            <text:p>0.0024</text:p>
          </table:table-cell>
          <table:table-cell table:formula="of:=365*24*3600" office:value-type="float" office:value="31536000" calcext:value-type="float">
            <text:p>31536000</text:p>
          </table:table-cell>
          <table:table-cell office:value-type="float" office:value="0.00387586695314286" calcext:value-type="float">
            <text:p>0.00387586695314286</text:p>
          </table:table-cell>
          <table:table-cell table:style-name="ce9" table:formula="of:=[.H23]/[.H$24]" office:value-type="percentage" office:value="0.0000000707837215038901" calcext:value-type="percentage">
            <text:p>0.0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4756.4732511253" calcext:value-type="float">
            <text:p>54756.4732511253</text:p>
          </table:table-cell>
          <table:table-cell table:formula="of:=[.H24]/[.H$24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Tof vertex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7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0"/>
        <table:table-column table:style-name="co9" table:default-cell-style-name="Default"/>
        <table:table-column table:style-name="co9" table:default-cell-style-name="ce10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07572799263545" calcext:value-type="float">
            <text:p>1.076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436.833646811" calcext:value-type="float">
            <text:p>39436.833646811</text:p>
          </table:table-cell>
          <table:table-cell table:formula="of:=[.H3]/[.H$20]" office:value-type="percentage" office:value="0.755433252409574" calcext:value-type="percentage">
            <text:p>75.5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198682157142857" calcext:value-type="float">
            <text:p>1.987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.91602531728571" calcext:value-type="float">
            <text:p>3.91602531728571</text:p>
          </table:table-cell>
          <table:table-cell table:formula="of:=[.H4]/[.H$20]" office:value-type="percentage" office:value="0.0000750135208229274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18166007142857" calcext:value-type="float">
            <text:p>1.182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65810400157143" calcext:value-type="float">
            <text:p>0.465810400157143</text:p>
          </table:table-cell>
          <table:table-cell table:formula="of:=[.H5]/[.H$20]" office:value-type="percentage" office:value="0.00000892284276035864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22462857142857" calcext:value-type="float">
            <text:p>4.225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887.79809068572" calcext:value-type="float">
            <text:p>4887.79809068572</text:p>
          </table:table-cell>
          <table:table-cell table:formula="of:=[.H6]/[.H$20]" office:value-type="percentage" office:value="0.0936283384674469" calcext:value-type="percentage">
            <text:p>9.3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11644085714286" calcext:value-type="float">
            <text:p>2.116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216.70352791143" calcext:value-type="float">
            <text:p>7216.70352791143</text:p>
          </table:table-cell>
          <table:table-cell table:formula="of:=[.H7]/[.H$20]" office:value-type="percentage" office:value="0.138239744767304" calcext:value-type="percentage">
            <text:p>13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0985678571428571" calcext:value-type="float">
            <text:p>9.857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6.99398087142857" calcext:value-type="float">
            <text:p>6.99398087142857</text:p>
          </table:table-cell>
          <table:table-cell table:formula="of:=[.H9]/[.H$20]" office:value-type="percentage" office:value="0.000133973375355424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0805907142857143" calcext:value-type="float">
            <text:p>8.059E-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571839472285714" calcext:value-type="float">
            <text:p>0.571839472285714</text:p>
          </table:table-cell>
          <table:table-cell table:formula="of:=[.H10]/[.H$20]" office:value-type="percentage" office:value="0.0000109538853010808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0]" office:value-type="percentage" office:value="0.000019155524989026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0]" office:value-type="percentage" office:value="0.000019155524989026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0]" office:value-type="percentage" office:value="0.000654549022807295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06428571428571" calcext:value-type="float">
            <text:p>3.064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3.935613714286" calcext:value-type="float">
            <text:p>403.935613714286</text:p>
          </table:table-cell>
          <table:table-cell table:formula="of:=[.H15]/[.H$20]" office:value-type="percentage" office:value="0.00773759874246181" calcext:value-type="percentage">
            <text:p>0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7625" calcext:value-type="float">
            <text:p>2.763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22.6624256" calcext:value-type="float">
            <text:p>122.6624256</text:p>
          </table:table-cell>
          <table:table-cell table:formula="of:=[.H16]/[.H$20]" office:value-type="percentage" office:value="0.00234966315879542" calcext:value-type="percentage">
            <text:p>0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3" calcext:value-type="float">
            <text:p>1.300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6.9003392" calcext:value-type="float">
            <text:p>46.9003392</text:p>
          </table:table-cell>
          <table:table-cell table:formula="of:=[.H17]/[.H$20]" office:value-type="percentage" office:value="0.000898400619539425" calcext:value-type="percentage">
            <text:p>0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1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0]" office:value-type="percentage" office:value="0.0000395394997940154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794444444444445" calcext:value-type="float">
            <text:p>7.944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.24395904" calcext:value-type="float">
            <text:p>39.24395904</text:p>
          </table:table-cell>
          <table:table-cell table:formula="of:=[.H19]/[.H$20]" office:value-type="percentage" office:value="0.000751738638059058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2204.2596364682" calcext:value-type="float">
            <text:p>52204.2596364682</text:p>
          </table:table-cell>
          <table:table-cell table:formula="of:=[.H20]/[.H$20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Tof+vertex100+energy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7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0"/>
        <table:table-column table:style-name="co9" table:default-cell-style-name="Default"/>
        <table:table-column table:style-name="co9" table:default-cell-style-name="ce10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07572799263545" calcext:value-type="float">
            <text:p>1.076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436.833646811" calcext:value-type="float">
            <text:p>39436.833646811</text:p>
          </table:table-cell>
          <table:table-cell table:formula="of:=[.H3]/[.H$20]" office:value-type="percentage" office:value="0.75556010707042" calcext:value-type="percentage">
            <text:p>75.5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198682157142857" calcext:value-type="float">
            <text:p>1.987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.91602531728571" calcext:value-type="float">
            <text:p>3.91602531728571</text:p>
          </table:table-cell>
          <table:table-cell table:formula="of:=[.H4]/[.H$20]" office:value-type="percentage" office:value="0.0000750261173226346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17347842857143" calcext:value-type="float">
            <text:p>1.173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62585196542857" calcext:value-type="float">
            <text:p>0.462585196542857</text:p>
          </table:table-cell>
          <table:table-cell table:formula="of:=[.H5]/[.H$20]" office:value-type="percentage" office:value="0.00000886255026859579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22462857142858" calcext:value-type="float">
            <text:p>4.225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887.79809068572" calcext:value-type="float">
            <text:p>4887.79809068572</text:p>
          </table:table-cell>
          <table:table-cell table:formula="of:=[.H6]/[.H$20]" office:value-type="percentage" office:value="0.0936440608242322" calcext:value-type="percentage">
            <text:p>9.3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11644085714286" calcext:value-type="float">
            <text:p>2.116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216.70352791143" calcext:value-type="float">
            <text:p>7216.70352791143</text:p>
          </table:table-cell>
          <table:table-cell table:formula="of:=[.H7]/[.H$20]" office:value-type="percentage" office:value="0.138262958407797" calcext:value-type="percentage">
            <text:p>13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0985678571428571" calcext:value-type="float">
            <text:p>9.857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6.99398087142857" calcext:value-type="float">
            <text:p>6.99398087142857</text:p>
          </table:table-cell>
          <table:table-cell table:formula="of:=[.H9]/[.H$20]" office:value-type="percentage" office:value="0.000133995872574125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0805907142857142" calcext:value-type="float">
            <text:p>8.059E-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571839472285714" calcext:value-type="float">
            <text:p>0.571839472285714</text:p>
          </table:table-cell>
          <table:table-cell table:formula="of:=[.H10]/[.H$20]" office:value-type="percentage" office:value="0.0000109557247109828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0]" office:value-type="percentage" office:value="0.000019158741643334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0]" office:value-type="percentage" office:value="0.0000191587416433347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0]" office:value-type="percentage" office:value="0.000654658936679939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06428571428572" calcext:value-type="float">
            <text:p>3.064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3.935613714286" calcext:value-type="float">
            <text:p>403.935613714286</text:p>
          </table:table-cell>
          <table:table-cell table:formula="of:=[.H15]/[.H$20]" office:value-type="percentage" office:value="0.00773889806369384" calcext:value-type="percentage">
            <text:p>0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56517857142858" calcext:value-type="float">
            <text:p>2.565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13.900823771429" calcext:value-type="float">
            <text:p>113.900823771429</text:p>
          </table:table-cell>
          <table:table-cell table:formula="of:=[.H16]/[.H$20]" office:value-type="percentage" office:value="0.0021821964555998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3" calcext:value-type="float">
            <text:p>1.300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6.9003392" calcext:value-type="float">
            <text:p>46.9003392</text:p>
          </table:table-cell>
          <table:table-cell table:formula="of:=[.H17]/[.H$20]" office:value-type="percentage" office:value="0.000898551481717562" calcext:value-type="percentage">
            <text:p>0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2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0]" office:value-type="percentage" office:value="0.0000395461393876796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794444444444445" calcext:value-type="float">
            <text:p>7.944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.24395904" calcext:value-type="float">
            <text:p>39.24395904</text:p>
          </table:table-cell>
          <table:table-cell table:formula="of:=[.H19]/[.H$20]" office:value-type="percentage" office:value="0.000751864872308968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2195.494809436" calcext:value-type="float">
            <text:p>52195.494809436</text:p>
          </table:table-cell>
          <table:table-cell table:formula="of:=[.H20]/[.H$20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Tof+vertex100+energy+length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7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ce10"/>
        <table:table-column table:style-name="co9" table:default-cell-style-name="Default"/>
        <table:table-column table:style-name="co9" table:default-cell-style-name="ce10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efficienc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caling factor</text:p>
          </table:table-cell>
          <table:table-cell office:value-type="string" calcext:value-type="string">
            <text:p>activity scaled</text:p>
          </table:table-cell>
          <table:table-cell office:value-type="string" calcext:value-type="string">
            <text:p>seconds in year</text:p>
          </table:table-cell>
          <table:table-cell office:value-type="string" calcext:value-type="string">
            <text:p>expected events per year</text:p>
          </table:table-cell>
          <table:table-cell table:style-name="Default" office:value-type="string" calcext:value-type="string">
            <text:p>proportion of budge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table:formula="of:=[.H3]/([.G3]*[.F3])" office:value-type="float" office:value="0.10674568377817" calcext:value-type="float">
            <text:p>1.067E-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6.25" calcext:value-type="float">
            <text:p>6.25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133.6081471798" calcext:value-type="float">
            <text:p>39133.6081471798</text:p>
          </table:table-cell>
          <table:table-cell table:formula="of:=[.H3]/[.H$20]" office:value-type="percentage" office:value="0.755434703975184" calcext:value-type="percentage">
            <text:p>75.5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table:formula="of:=[.H4]/([.G4]*[.F4])" office:value-type="float" office:value="0.00196533071428571" calcext:value-type="float">
            <text:p>1.965E-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625" calcext:value-type="float">
            <text:p>0.00006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.87366683785714" calcext:value-type="float">
            <text:p>3.87366683785714</text:p>
          </table:table-cell>
          <table:table-cell table:formula="of:=[.H4]/[.H$20]" office:value-type="percentage" office:value="0.0000747772183425918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table:formula="of:=[.H5]/([.G5]*[.F5])" office:value-type="float" office:value="0.00116419364285714" calcext:value-type="float">
            <text:p>1.164E-0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458925134014286" calcext:value-type="float">
            <text:p>0.458925134014286</text:p>
          </table:table-cell>
          <table:table-cell table:formula="of:=[.H5]/[.H$20]" office:value-type="percentage" office:value="0.00000885908530225414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6]/([.G6]*[.F6])" office:value-type="float" office:value="0.000420093142857143" calcext:value-type="float">
            <text:p>4.201E-04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25" calcext:value-type="float">
            <text:p>6.25</text:p>
          </table:table-cell>
          <table:table-cell office:value-type="float" office:value="0.366875" calcext:value-type="float">
            <text:p>0.36687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860.38104143429" calcext:value-type="float">
            <text:p>4860.38104143429</text:p>
          </table:table-cell>
          <table:table-cell table:formula="of:=[.H6]/[.H$20]" office:value-type="percentage" office:value="0.0938247375359155" calcext:value-type="percentage">
            <text:p>9.3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table:formula="of:=[.H7]/([.G7]*[.F7])" office:value-type="float" office:value="0.00209827985714286" calcext:value-type="float">
            <text:p>2.098E-03</text:p>
          </table:table-cell>
          <table:table-cell office:value-type="float" office:value="0.0173" calcext:value-type="float">
            <text:p>0.0173</text:p>
          </table:table-cell>
          <table:table-cell office:value-type="float" office:value="6.25" calcext:value-type="float">
            <text:p>6.25</text:p>
          </table:table-cell>
          <table:table-cell office:value-type="float" office:value="0.108125" calcext:value-type="float">
            <text:p>0.1081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7154.77760528143" calcext:value-type="float">
            <text:p>7154.77760528143</text:p>
          </table:table-cell>
          <table:table-cell table:formula="of:=[.H7]/[.H$20]" office:value-type="percentage" office:value="0.138115741383371" calcext:value-type="percentage">
            <text:p>13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8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table:formula="of:=[.H9]/([.G9]*[.F9])" office:value-type="float" office:value="0.0000970050714285714" calcext:value-type="float">
            <text:p>9.701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6.88309184828571" calcext:value-type="float">
            <text:p>6.88309184828571</text:p>
          </table:table-cell>
          <table:table-cell table:formula="of:=[.H9]/[.H$20]" office:value-type="percentage" office:value="0.000132871122777327" calcext:value-type="percentage">
            <text:p>0.0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table:formula="of:=[.H10]/([.G10]*[.F10])" office:value-type="float" office:value="0.00000802842857142858" calcext:value-type="float">
            <text:p>8.028E-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5" calcext:value-type="float">
            <text:p>1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569665177714286" calcext:value-type="float">
            <text:p>0.569665177714286</text:p>
          </table:table-cell>
          <table:table-cell table:formula="of:=[.H10]/[.H$20]" office:value-type="percentage" office:value="0.0000109968097823501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 table:number-columns-repeated="5"/>
          <table:table-cell office:value-type="float" office:value="31536000" calcext:value-type="float">
            <text:p>31536000</text:p>
          </table:table-cell>
          <table:table-cell/>
          <table:table-cell table:formula="of:=[.H11]/[.H$20]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table:formula="of:=[.H12]/([.G12]*[.F12])" office:value-type="float" office:value="0.000000000219962486013905" calcext:value-type="float">
            <text:p>2.200E-10</text:p>
          </table:table-cell>
          <table:table-cell office:value-type="float" office:value="0.53" calcext:value-type="float">
            <text:p>0.53</text:p>
          </table:table-cell>
          <table:table-cell office:value-type="float" office:value="272" calcext:value-type="float">
            <text:p>272</text:p>
          </table:table-cell>
          <table:table-cell office:value-type="float" office:value="144.16" calcext:value-type="float">
            <text:p>144.1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" calcext:value-type="float">
            <text:p>1</text:p>
          </table:table-cell>
          <table:table-cell table:formula="of:=[.H12]/[.H$20]" office:value-type="percentage" office:value="0.000019303988048687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table:formula="of:=[.H13]/([.G13]*[.F13])" office:value-type="float" office:value="0.000000000485750489947374" calcext:value-type="float">
            <text:p>4.858E-10</text:p>
          </table:table-cell>
          <table:table-cell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65.28" calcext:value-type="float">
            <text:p>65.28</text:p>
          </table:table-cell>
          <table:table-cell office:value-type="float" office:value="31536000" calcext:value-type="float">
            <text:p>31536000</text:p>
          </table:table-cell>
          <table:table-cell table:formula="of:=1" office:value-type="float" office:value="1" calcext:value-type="float">
            <text:p>1</text:p>
          </table:table-cell>
          <table:table-cell table:formula="of:=[.H13]/[.H$20]" office:value-type="percentage" office:value="0.0000193039880486876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table:formula="of:=[.H14]/([.G14]*[.F14])" office:value-type="float" office:value="0.000000102142857142857" calcext:value-type="float">
            <text:p>1.021E-07</text:p>
          </table:table-cell>
          <table:table-cell office:value-type="float" office:value="0.039" calcext:value-type="float">
            <text:p>0.039</text:p>
          </table:table-cell>
          <table:table-cell office:value-type="float" office:value="272" calcext:value-type="float">
            <text:p>272</text:p>
          </table:table-cell>
          <table:table-cell office:value-type="float" office:value="10.608" calcext:value-type="float">
            <text:p>10.60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4.1702471314286" calcext:value-type="float">
            <text:p>34.1702471314286</text:p>
          </table:table-cell>
          <table:table-cell table:formula="of:=[.H14]/[.H$20]" office:value-type="percentage" office:value="0.0006596220422458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table:formula="of:=[.H15]/([.G15]*[.F15])" office:value-type="float" office:value="0.0000000306428571428572" calcext:value-type="float">
            <text:p>3.064E-08</text:p>
          </table:table-cell>
          <table:table-cell office:value-type="float" office:value="0.95" calcext:value-type="float">
            <text:p>0.95</text:p>
          </table:table-cell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03.935613714286" calcext:value-type="float">
            <text:p>403.935613714286</text:p>
          </table:table-cell>
          <table:table-cell table:formula="of:=[.H15]/[.H$20]" office:value-type="percentage" office:value="0.00779756825957988" calcext:value-type="percentage">
            <text:p>0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table:formula="of:=[.H16]/([.G16]*[.F16])" office:value-type="float" office:value="0.0000000256517857142858" calcext:value-type="float">
            <text:p>2.565E-08</text:p>
          </table:table-cell>
          <table:table-cell office:value-type="float" office:value="0.32" calcext:value-type="float">
            <text:p>0.32</text:p>
          </table:table-cell>
          <table:table-cell office:value-type="float" office:value="440" calcext:value-type="float">
            <text:p>440</text:p>
          </table:table-cell>
          <table:table-cell office:value-type="float" office:value="140.8" calcext:value-type="float">
            <text:p>140.8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113.900823771429" calcext:value-type="float">
            <text:p>113.900823771429</text:p>
          </table:table-cell>
          <table:table-cell table:formula="of:=[.H16]/[.H$20]" office:value-type="percentage" office:value="0.00219874014081934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table:formula="of:=[.H17]/([.G17]*[.F17])" office:value-type="float" office:value="0.000000013" calcext:value-type="float">
            <text:p>1.300E-08</text:p>
          </table:table-cell>
          <table:table-cell office:value-type="float" office:value="0.26" calcext:value-type="float">
            <text:p>0.26</text:p>
          </table:table-cell>
          <table:table-cell office:value-type="float" office:value="440" calcext:value-type="float">
            <text:p>440</text:p>
          </table:table-cell>
          <table:table-cell office:value-type="float" office:value="114.4" calcext:value-type="float">
            <text:p>114.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46.9003392" calcext:value-type="float">
            <text:p>46.9003392</text:p>
          </table:table-cell>
          <table:table-cell table:formula="of:=[.H17]/[.H$20]" office:value-type="percentage" office:value="0.000905363587396196" calcext:value-type="percentage">
            <text:p>0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table:formula="of:=[.H18]/([.G18]*[.F18])" office:value-type="float" office:value="0.0000000306428571428572" calcext:value-type="float">
            <text:p>3.064E-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7120" calcext:value-type="float">
            <text:p>7120</text:p>
          </table:table-cell>
          <table:table-cell office:value-type="float" office:value="2.136" calcext:value-type="float">
            <text:p>2.136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2.06413031314286" calcext:value-type="float">
            <text:p>2.06413031314286</text:p>
          </table:table-cell>
          <table:table-cell table:formula="of:=[.H18]/[.H$20]" office:value-type="percentage" office:value="0.0000398459468958436" calcext:value-type="percentage">
            <text:p>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table:formula="of:=[.H19]/([.G19]*[.F19])" office:value-type="float" office:value="0.0000000794444444444445" calcext:value-type="float">
            <text:p>7.944E-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7120" calcext:value-type="float">
            <text:p>7120</text:p>
          </table:table-cell>
          <table:table-cell office:value-type="float" office:value="15.664" calcext:value-type="float">
            <text:p>15.664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39.24395904" calcext:value-type="float">
            <text:p>39.24395904</text:p>
          </table:table-cell>
          <table:table-cell table:formula="of:=[.H19]/[.H$20]" office:value-type="percentage" office:value="0.000757564916291347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4"/>
          <table:table-cell table:formula="of:=SUM([.H3:.H19])" office:value-type="float" office:value="51802.7672560637" calcext:value-type="float">
            <text:p>51802.7672560637</text:p>
          </table:table-cell>
          <table:table-cell table:formula="of:=[.H20]/[.H$20]" office:value-type="percentage" office:value="1" calcext:value-type="percentage">
            <text:p>100.00%</text:p>
          </table:table-cell>
          <table:table-cell/>
          <table:table-cell table:style-name="Default"/>
        </table:table-row>
      </table:table>
      <table:table table:name="cut sets" table:style-name="ta1">
        <table:table-column table:style-name="co8" table:number-columns-repeated="2" table:default-cell-style-name="Default"/>
        <table:table-column table:style-name="co12" table:default-cell-style-name="ce11"/>
        <table:table-column table:style-name="co8" table:default-cell-style-name="ce12"/>
        <table:table-column table:style-name="co12" table:default-cell-style-name="Default"/>
        <table:table-column table:style-name="co8" table:default-cell-style-name="ce12"/>
        <table:table-column table:style-name="co11" table:default-cell-style-name="Default"/>
        <table:table-column table:style-name="co8" table:default-cell-style-name="ce12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sotope</text:p>
          </table:table-cell>
          <table:table-cell table:style-name="Default" office:value-type="string" calcext:value-type="string">
            <text:p>set1/n</text:p>
          </table:table-cell>
          <table:table-cell table:style-name="Default" office:value-type="string" calcext:value-type="string">
            <text:p>set1/percent</text:p>
          </table:table-cell>
          <table:table-cell office:value-type="string" calcext:value-type="string">
            <text:p>set2/n</text:p>
          </table:table-cell>
          <table:table-cell table:style-name="Default" office:value-type="string" calcext:value-type="string">
            <text:p>set2/percent</text:p>
          </table:table-cell>
          <table:table-cell office:value-type="string" calcext:value-type="string">
            <text:p>set3/n</text:p>
          </table:table-cell>
          <table:table-cell table:style-name="Default" office:value-type="string" calcext:value-type="string">
            <text:p>set3/percent</text:p>
          </table:table-cell>
        </table:table-row>
        <table:table-row table:style-name="ro1">
          <table:table-cell office:value-type="string" calcext:value-type="string">
            <text:p>Internal contamination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b2nu</text:p>
          </table:table-cell>
          <table:table-cell office:value-type="float" office:value="55357.506" calcext:value-type="float">
            <text:p>55,357.50600</text:p>
          </table:table-cell>
          <table:table-cell table:formula="of:=[.C3]/[.C$24]" office:value-type="percentage" office:value="0.137623075948227" calcext:value-type="percentage">
            <text:p>13.762%</text:p>
          </table:table-cell>
          <table:table-cell office:value-type="float" office:value="40953.9276697517" calcext:value-type="float">
            <text:p>40953.9276697517</text:p>
          </table:table-cell>
          <table:table-cell table:formula="of:=[.E3]/[.E$24]" office:value-type="percentage" office:value="0.747928183421768" calcext:value-type="percentage">
            <text:p>74.793%</text:p>
          </table:table-cell>
          <table:table-cell office:value-type="float" office:value="39436.833646811" calcext:value-type="float">
            <text:p>39436.833646811</text:p>
          </table:table-cell>
          <table:table-cell table:formula="of:=[.G3]/[.G$24]" office:value-type="percentage" office:value="0.75556010707042" calcext:value-type="percentage">
            <text:p>75.556%</text:p>
          </table:table-cell>
        </table:table-row>
        <table:table-row table:style-name="ro1">
          <table:table-cell/>
          <table:table-cell office:value-type="string" calcext:value-type="string">
            <text:p>Bi214</text:p>
          </table:table-cell>
          <table:table-cell office:value-type="float" office:value="5.42369925" calcext:value-type="float">
            <text:p>5.42370</text:p>
          </table:table-cell>
          <table:table-cell table:formula="of:=[.C4]/[.C$24]" office:value-type="percentage" office:value="0.0000134837392024686" calcext:value-type="percentage">
            <text:p>0.001%</text:p>
          </table:table-cell>
          <table:table-cell office:value-type="float" office:value="4.10663847471429" calcext:value-type="float">
            <text:p>4.10663847471429</text:p>
          </table:table-cell>
          <table:table-cell table:formula="of:=[.E4]/[.E$24]" office:value-type="percentage" office:value="0.0000749981950237112" calcext:value-type="percentage">
            <text:p>0.007%</text:p>
          </table:table-cell>
          <table:table-cell office:value-type="float" office:value="3.91602531728571" calcext:value-type="float">
            <text:p>3.91602531728571</text:p>
          </table:table-cell>
          <table:table-cell table:formula="of:=[.G4]/[.G$24]" office:value-type="percentage" office:value="0.0000750261173226346" calcext:value-type="percentage">
            <text:p>0.008%</text:p>
          </table:table-cell>
        </table:table-row>
        <table:table-row table:style-name="ro1">
          <table:table-cell/>
          <table:table-cell office:value-type="string" calcext:value-type="string">
            <text:p>Tl208</text:p>
          </table:table-cell>
          <table:table-cell office:value-type="float" office:value="0.717219306" calcext:value-type="float">
            <text:p>0.71722</text:p>
          </table:table-cell>
          <table:table-cell table:formula="of:=[.C5]/[.C$24]" office:value-type="percentage" office:value="0.00000178306311381103" calcext:value-type="percentage">
            <text:p>0.000%</text:p>
          </table:table-cell>
          <table:table-cell office:value-type="float" office:value="0.490102102285714" calcext:value-type="float">
            <text:p>0.490102102285714</text:p>
          </table:table-cell>
          <table:table-cell table:formula="of:=[.E5]/[.E$24]" office:value-type="percentage" office:value="0.00000895057436272427" calcext:value-type="percentage">
            <text:p>0.001%</text:p>
          </table:table-cell>
          <table:table-cell office:value-type="float" office:value="0.462585196542857" calcext:value-type="float">
            <text:p>0.462585196542857</text:p>
          </table:table-cell>
          <table:table-cell table:formula="of:=[.G5]/[.G$24]" office:value-type="percentage" office:value="0.00000886255026859579" calcext:value-type="percentage">
            <text:p>0.001%</text:p>
          </table:table-cell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9086.4345672" calcext:value-type="float">
            <text:p>9,086.43457</text:p>
          </table:table-cell>
          <table:table-cell table:formula="of:=[.C6]/[.C$24]" office:value-type="percentage" office:value="0.0225895847717627" calcext:value-type="percentage">
            <text:p>2.259%</text:p>
          </table:table-cell>
          <table:table-cell office:value-type="float" office:value="5417.93982750429" calcext:value-type="float">
            <text:p>5417.93982750429</text:p>
          </table:table-cell>
          <table:table-cell table:formula="of:=[.E6]/[.E$24]" office:value-type="percentage" office:value="0.0989460626524152" calcext:value-type="percentage">
            <text:p>9.895%</text:p>
          </table:table-cell>
          <table:table-cell office:value-type="float" office:value="4887.79809068572" calcext:value-type="float">
            <text:p>4887.79809068572</text:p>
          </table:table-cell>
          <table:table-cell table:formula="of:=[.G6]/[.G$24]" office:value-type="percentage" office:value="0.0936440608242322" calcext:value-type="percentage">
            <text:p>9.364%</text:p>
          </table:table-cell>
        </table:table-row>
        <table:table-row table:style-name="ro1">
          <table:table-cell/>
          <table:table-cell office:value-type="string" calcext:value-type="string">
            <text:p>Pa234m</text:p>
          </table:table-cell>
          <table:table-cell office:value-type="float" office:value="10534.2265071" calcext:value-type="float">
            <text:p>10,534.22651</text:p>
          </table:table-cell>
          <table:table-cell table:formula="of:=[.C7]/[.C$24]" office:value-type="percentage" office:value="0.0261889084136567" calcext:value-type="percentage">
            <text:p>2.619%</text:p>
          </table:table-cell>
          <table:table-cell office:value-type="float" office:value="7678.32680043" calcext:value-type="float">
            <text:p>7678.32680043</text:p>
          </table:table-cell>
          <table:table-cell table:formula="of:=[.E7]/[.E$24]" office:value-type="percentage" office:value="0.140226770479109" calcext:value-type="percentage">
            <text:p>14.023%</text:p>
          </table:table-cell>
          <table:table-cell office:value-type="float" office:value="7216.70352791143" calcext:value-type="float">
            <text:p>7216.70352791143</text:p>
          </table:table-cell>
          <table:table-cell table:formula="of:=[.G7]/[.G$24]" office:value-type="percentage" office:value="0.138262958407797" calcext:value-type="percentage">
            <text:p>13.826%</text:p>
          </table:table-cell>
        </table:table-row>
        <table:table-row table:style-name="ro1">
          <table:table-cell office:value-type="string" calcext:value-type="string">
            <text:p>Radon gas</text:p>
          </table:table-cell>
          <table:table-cell table:number-columns-repeated="2"/>
          <table:table-cell table:formula="of:=[.C8]/[.C$24]" office:value-type="percentage" office:value="0" calcext:value-type="percentage">
            <text:p>0.000%</text:p>
          </table:table-cell>
          <table:table-cell/>
          <table:table-cell table:formula="of:=[.E8]/[.E$24]" office:value-type="percentage" office:value="0" calcext:value-type="percentage">
            <text:p>0.0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214</text:p>
          </table:table-cell>
          <table:table-cell office:value-type="float" office:value="142.150491" calcext:value-type="float">
            <text:p>142.15049</text:p>
          </table:table-cell>
          <table:table-cell table:formula="of:=[.C9]/[.C$24]" office:value-type="percentage" office:value="0.000353397203605429" calcext:value-type="percentage">
            <text:p>0.035%</text:p>
          </table:table-cell>
          <table:table-cell office:value-type="float" office:value="10.7395656531429" calcext:value-type="float">
            <text:p>10.7395656531429</text:p>
          </table:table-cell>
          <table:table-cell table:formula="of:=[.E9]/[.E$24]" office:value-type="percentage" office:value="0.000196133174196786" calcext:value-type="percentage">
            <text:p>0.020%</text:p>
          </table:table-cell>
          <table:table-cell office:value-type="float" office:value="6.99398087142857" calcext:value-type="float">
            <text:p>6.99398087142857</text:p>
          </table:table-cell>
          <table:table-cell table:formula="of:=[.G9]/[.G$24]" office:value-type="percentage" office:value="0.000133995872574125" calcext:value-type="percentage">
            <text:p>0.013%</text:p>
          </table:table-cell>
        </table:table-row>
        <table:table-row table:style-name="ro1">
          <table:table-cell/>
          <table:table-cell office:value-type="string" calcext:value-type="string">
            <text:p>Bi210</text:p>
          </table:table-cell>
          <table:table-cell office:value-type="float" office:value="14.72620824" calcext:value-type="float">
            <text:p>14.72621</text:p>
          </table:table-cell>
          <table:table-cell table:formula="of:=[.C10]/[.C$24]" office:value-type="percentage" office:value="0.0000366105018358834" calcext:value-type="percentage">
            <text:p>0.004%</text:p>
          </table:table-cell>
          <table:table-cell office:value-type="float" office:value="0.730562976" calcext:value-type="float">
            <text:p>0.730562976</text:p>
          </table:table-cell>
          <table:table-cell table:formula="of:=[.E10]/[.E$24]" office:value-type="percentage" office:value="0.0000133420326353327" calcext:value-type="percentage">
            <text:p>0.001%</text:p>
          </table:table-cell>
          <table:table-cell office:value-type="float" office:value="0.571839472285714" calcext:value-type="float">
            <text:p>0.571839472285714</text:p>
          </table:table-cell>
          <table:table-cell table:formula="of:=[.G10]/[.G$24]" office:value-type="percentage" office:value="0.0000109557247109828" calcext:value-type="percentage">
            <text:p>0.001%</text:p>
          </table:table-cell>
        </table:table-row>
        <table:table-row table:style-name="ro1">
          <table:table-cell office:value-type="string" calcext:value-type="string">
            <text:p>Detector material contamination</text:p>
          </table:table-cell>
          <table:table-cell/>
          <table:table-cell office:value-type="float" office:value="0" calcext:value-type="float">
            <text:p>0.00000</text:p>
          </table:table-cell>
          <table:table-cell table:number-columns-repeated="2"/>
          <table:table-cell table:formula="of:=[.E11]/[.E$24]" office:value-type="percentage" office:value="0" calcext:value-type="percentage">
            <text:p>0.0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K40</text:p>
          </table:table-cell>
          <table:table-cell office:value-type="float" office:value="6819.34464" calcext:value-type="float">
            <text:p>6,819.34464</text:p>
          </table:table-cell>
          <table:table-cell table:formula="of:=[.C12]/[.C$24]" office:value-type="percentage" office:value="0.0169534224556261" calcext:value-type="percentage">
            <text:p>1.695%</text:p>
          </table:table-cell>
          <table:table-cell office:value-type="float" office:value="1" calcext:value-type="float">
            <text:p>1</text:p>
          </table:table-cell>
          <table:table-cell table:formula="of:=[.E12]/[.E$24]" office:value-type="percentage" office:value="0.0000182626728613916" calcext:value-type="percentage">
            <text:p>0.002%</text:p>
          </table:table-cell>
          <table:table-cell office:value-type="float" office:value="1" calcext:value-type="float">
            <text:p>1</text:p>
          </table:table-cell>
          <table:table-cell table:formula="of:=[.G12]/[.G$24]" office:value-type="percentage" office:value="0.0000191587416433347" calcext:value-type="percentage">
            <text:p>0.002%</text:p>
          </table:table-cell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Bi214</text:p>
          </table:table-cell>
          <table:table-cell office:value-type="float" office:value="30056.583168" calcext:value-type="float">
            <text:p>30,056.58317</text:p>
          </table:table-cell>
          <table:table-cell table:formula="of:=[.C13]/[.C$24]" office:value-type="percentage" office:value="0.0747230091629104" calcext:value-type="percentage">
            <text:p>7.472%</text:p>
          </table:table-cell>
          <table:table-cell table:formula="of:=1" office:value-type="float" office:value="1" calcext:value-type="float">
            <text:p>1</text:p>
          </table:table-cell>
          <table:table-cell table:formula="of:=[.E13]/[.E$24]" office:value-type="percentage" office:value="0.0000182626728613916" calcext:value-type="percentage">
            <text:p>0.002%</text:p>
          </table:table-cell>
          <table:table-cell table:formula="of:=1" office:value-type="float" office:value="1" calcext:value-type="float">
            <text:p>1</text:p>
          </table:table-cell>
          <table:table-cell table:formula="of:=[.G13]/[.G$24]" office:value-type="percentage" office:value="0.0000191587416433347" calcext:value-type="percentage">
            <text:p>0.002%</text:p>
          </table:table-cell>
        </table:table-row>
        <table:table-row table:style-name="ro1">
          <table:table-cell office:value-type="string" calcext:value-type="string">
            <text:p>5’’ PMT</text:p>
          </table:table-cell>
          <table:table-cell office:value-type="string" calcext:value-type="string">
            <text:p>Tl208</text:p>
          </table:table-cell>
          <table:table-cell office:value-type="float" office:value="15221.291904" calcext:value-type="float">
            <text:p>15,221.29190</text:p>
          </table:table-cell>
          <table:table-cell table:formula="of:=[.C14]/[.C$24]" office:value-type="percentage" office:value="0.037841318424539" calcext:value-type="percentage">
            <text:p>3.784%</text:p>
          </table:table-cell>
          <table:table-cell office:value-type="float" office:value="34.1702471314286" calcext:value-type="float">
            <text:p>34.1702471314286</text:p>
          </table:table-cell>
          <table:table-cell table:formula="of:=[.E14]/[.E$24]" office:value-type="percentage" office:value="0.000624040044954185" calcext:value-type="percentage">
            <text:p>0.062%</text:p>
          </table:table-cell>
          <table:table-cell office:value-type="float" office:value="34.1702471314286" calcext:value-type="float">
            <text:p>34.1702471314286</text:p>
          </table:table-cell>
          <table:table-cell table:formula="of:=[.G14]/[.G$24]" office:value-type="percentage" office:value="0.000654658936679939" calcext:value-type="percentage">
            <text:p>0.065%</text:p>
          </table:table-cell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K40</text:p>
          </table:table-cell>
          <table:table-cell office:value-type="float" office:value="136763.748" calcext:value-type="float">
            <text:p>136,763.74800</text:p>
          </table:table-cell>
          <table:table-cell table:formula="of:=[.C15]/[.C$24]" office:value-type="percentage" office:value="0.340005340521811" calcext:value-type="percentage">
            <text:p>34.001%</text:p>
          </table:table-cell>
          <table:table-cell office:value-type="float" office:value="430.864654628571" calcext:value-type="float">
            <text:p>430.864654628571</text:p>
          </table:table-cell>
          <table:table-cell table:formula="of:=[.E15]/[.E$24]" office:value-type="percentage" office:value="0.00786874023501806" calcext:value-type="percentage">
            <text:p>0.787%</text:p>
          </table:table-cell>
          <table:table-cell office:value-type="float" office:value="403.935613714286" calcext:value-type="float">
            <text:p>403.935613714286</text:p>
          </table:table-cell>
          <table:table-cell table:formula="of:=[.G15]/[.G$24]" office:value-type="percentage" office:value="0.00773889806369384" calcext:value-type="percentage">
            <text:p>0.774%</text:p>
          </table:table-cell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Bi214</text:p>
          </table:table-cell>
          <table:table-cell office:value-type="float" office:value="39760.5888" calcext:value-type="float">
            <text:p>39,760.58880</text:p>
          </table:table-cell>
          <table:table-cell table:formula="of:=[.C16]/[.C$24]" office:value-type="percentage" office:value="0.0988479237516341" calcext:value-type="percentage">
            <text:p>9.885%</text:p>
          </table:table-cell>
          <table:table-cell office:value-type="float" office:value="122.6624256" calcext:value-type="float">
            <text:p>122.6624256</text:p>
          </table:table-cell>
          <table:table-cell table:formula="of:=[.E16]/[.E$24]" office:value-type="percentage" office:value="0.00224014375111758" calcext:value-type="percentage">
            <text:p>0.224%</text:p>
          </table:table-cell>
          <table:table-cell office:value-type="float" office:value="113.900823771429" calcext:value-type="float">
            <text:p>113.900823771429</text:p>
          </table:table-cell>
          <table:table-cell table:formula="of:=[.G16]/[.G$24]" office:value-type="percentage" office:value="0.0021821964555998" calcext:value-type="percentage">
            <text:p>0.218%</text:p>
          </table:table-cell>
        </table:table-row>
        <table:table-row table:style-name="ro1">
          <table:table-cell office:value-type="string" calcext:value-type="string">
            <text:p>8’’ PMT</text:p>
          </table:table-cell>
          <table:table-cell office:value-type="string" calcext:value-type="string">
            <text:p>Tl208</text:p>
          </table:table-cell>
          <table:table-cell office:value-type="float" office:value="46178.79552" calcext:value-type="float">
            <text:p>46,178.79552</text:p>
          </table:table-cell>
          <table:table-cell table:formula="of:=[.C17]/[.C$24]" office:value-type="percentage" office:value="0.114804086062812" calcext:value-type="percentage">
            <text:p>11.480%</text:p>
          </table:table-cell>
          <table:table-cell office:value-type="float" office:value="53.6003876571429" calcext:value-type="float">
            <text:p>53.6003876571429</text:p>
          </table:table-cell>
          <table:table-cell table:formula="of:=[.E17]/[.E$24]" office:value-type="percentage" office:value="0.000978886345026172" calcext:value-type="percentage">
            <text:p>0.098%</text:p>
          </table:table-cell>
          <table:table-cell office:value-type="float" office:value="46.9003392" calcext:value-type="float">
            <text:p>46.9003392</text:p>
          </table:table-cell>
          <table:table-cell table:formula="of:=[.G17]/[.G$24]" office:value-type="percentage" office:value="0.000898551481717562" calcext:value-type="percentage">
            <text:p>0.090%</text:p>
          </table:table-cell>
        </table:table-row>
        <table:table-row table:style-name="ro1">
          <table:table-cell office:value-type="string" calcext:value-type="string">
            <text:p>Scint</text:p>
          </table:table-cell>
          <table:table-cell office:value-type="string" calcext:value-type="string">
            <text:p>Bi214</text:p>
          </table:table-cell>
          <table:table-cell office:value-type="float" office:value="2352.91609728" calcext:value-type="float">
            <text:p>2,352.91610</text:p>
          </table:table-cell>
          <table:table-cell table:formula="of:=[.C18]/[.C$24]" office:value-type="percentage" office:value="0.00584953286652349" calcext:value-type="percentage">
            <text:p>0.585%</text:p>
          </table:table-cell>
          <table:table-cell office:value-type="float" office:value="2.06413031314286" calcext:value-type="float">
            <text:p>2.06413031314286</text:p>
          </table:table-cell>
          <table:table-cell table:formula="of:=[.E18]/[.E$24]" office:value-type="percentage" office:value="0.0000376965366522098" calcext:value-type="percentage">
            <text:p>0.004%</text:p>
          </table:table-cell>
          <table:table-cell office:value-type="float" office:value="2.06413031314286" calcext:value-type="float">
            <text:p>2.06413031314286</text:p>
          </table:table-cell>
          <table:table-cell table:formula="of:=[.G18]/[.G$24]" office:value-type="percentage" office:value="0.0000395461393876796" calcext:value-type="percentage">
            <text:p>0.004%</text:p>
          </table:table-cell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49935.8796288001" calcext:value-type="float">
            <text:p>49,935.87963</text:p>
          </table:table-cell>
          <table:table-cell table:formula="of:=[.C19]/[.C$24]" office:value-type="percentage" office:value="0.124144490084071" calcext:value-type="percentage">
            <text:p>12.414%</text:p>
          </table:table-cell>
          <table:table-cell office:value-type="float" office:value="44.8502389028571" calcext:value-type="float">
            <text:p>44.8502389028571</text:p>
          </table:table-cell>
          <table:table-cell table:formula="of:=[.E19]/[.E$24]" office:value-type="percentage" office:value="0.000819085240838137" calcext:value-type="percentage">
            <text:p>0.082%</text:p>
          </table:table-cell>
          <table:table-cell office:value-type="float" office:value="39.24395904" calcext:value-type="float">
            <text:p>39.24395904</text:p>
          </table:table-cell>
          <table:table-cell table:formula="of:=[.G19]/[.G$24]" office:value-type="percentage" office:value="0.000751864872308968" calcext:value-type="percentage">
            <text:p>0.075%</text:p>
          </table:table-cell>
        </table:table-row>
        <table:table-row table:style-name="ro1">
          <table:table-cell office:value-type="string" calcext:value-type="string">
            <text:p>External gamma</text:p>
          </table:table-cell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Bi214</text:p>
          </table:table-cell>
          <table:table-cell office:value-type="float" office:value="1.09556064" calcext:value-type="float">
            <text:p>1.09556</text:p>
          </table:table-cell>
          <table:table-cell table:formula="of:=[.C21]/[.C$24]" office:value-type="percentage" office:value="0.00000272364916809309" calcext:value-type="percentage">
            <text:p>0.000%</text:p>
          </table:table-cell>
          <table:table-cell office:value-type="float" office:value="0.00340944050285714" calcext:value-type="float">
            <text:p>0.00340944050285714</text:p>
          </table:table-cell>
          <table:table-cell table:style-name="Default"/>
          <table:table-cell table:style-name="ce11" office:value-type="float" office:value="0" calcext:value-type="float">
            <text:p>0.00000</text:p>
          </table:table-cell>
          <table:table-cell table:formula="of:=[.G21]/[.G$24]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Tl208</text:p>
          </table:table-cell>
          <table:table-cell office:value-type="float" office:value="7.529283072" calcext:value-type="float">
            <text:p>7.52928</text:p>
          </table:table-cell>
          <table:table-cell table:formula="of:=[.C22]/[.C$24]" office:value-type="percentage" office:value="0.0000187183847490087" calcext:value-type="percentage">
            <text:p>0.002%</text:p>
          </table:table-cell>
          <table:table-cell office:value-type="float" office:value="0.0169154852571429" calcext:value-type="float">
            <text:p>0.0169154852571429</text:p>
          </table:table-cell>
          <table:table-cell table:style-name="Default"/>
          <table:table-cell table:style-name="ce11" office:value-type="float" office:value="0" calcext:value-type="float">
            <text:p>0.00000</text:p>
          </table:table-cell>
          <table:table-cell table:formula="of:=[.G22]/[.G$24]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Experimental hall</text:p>
          </table:table-cell>
          <table:table-cell office:value-type="string" calcext:value-type="string">
            <text:p>K40</text:p>
          </table:table-cell>
          <table:table-cell office:value-type="float" office:value="1.042201728" calcext:value-type="float">
            <text:p>1.04220</text:p>
          </table:table-cell>
          <table:table-cell table:formula="of:=[.C23]/[.C$24]" office:value-type="percentage" office:value="0.00000259099475265229" calcext:value-type="percentage">
            <text:p>0.000%</text:p>
          </table:table-cell>
          <table:table-cell office:value-type="float" office:value="0.00387586695314286" calcext:value-type="float">
            <text:p>0.00387586695314286</text:p>
          </table:table-cell>
          <table:table-cell table:style-name="Default"/>
          <table:table-cell table:style-name="ce11" office:value-type="float" office:value="0" calcext:value-type="float">
            <text:p>0.00000</text:p>
          </table:table-cell>
          <table:table-cell table:formula="of:=[.G23]/[.G$24]" office:value-type="percentage" office:value="0" calcext:value-type="percentage">
            <text:p>0.000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23])" office:value-type="float" office:value="402239.999495616" calcext:value-type="float">
            <text:p>402,239.99950</text:p>
          </table:table-cell>
          <table:table-cell table:style-name="ce10" table:formula="of:=SUM([.D3:.D23])" office:value-type="percentage" office:value="1" calcext:value-type="percentage">
            <text:p>100.00%</text:p>
          </table:table-cell>
          <table:table-cell table:style-name="ce11" table:formula="of:=SUM([.E3:.E23])" office:value-type="float" office:value="54756.497451918" calcext:value-type="float">
            <text:p>54,756.49745</text:p>
          </table:table-cell>
          <table:table-cell table:style-name="ce10" table:formula="of:=SUM([.F3:.F23])" office:value-type="percentage" office:value="0.99999955802884" calcext:value-type="percentage">
            <text:p>100.00%</text:p>
          </table:table-cell>
          <table:table-cell table:formula="of:=SUM([.G3:.G23])" office:value-type="float" office:value="52195.494809436" calcext:value-type="float">
            <text:p>52195.494809436</text:p>
          </table:table-cell>
          <table:table-cell table:style-name="ce10" table:formula="of:=SUM([.H3:.H23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percentage-style style:name="N140">
      <number:number number:decimal-places="3" number:min-decimal-places="3" number:min-integer-digits="1"/>
      <number:text>%</number:text>
    </number:percentage-style>
    <number:percentage-style style:name="N141">
      <number:number number:decimal-places="4" number:min-decimal-places="4" number:min-integer-digits="1"/>
      <number:text>%</number:text>
    </number:percentage-style>
    <number:number-style style:name="N142">
      <number:number number:decimal-places="15" number:min-decimal-places="15" number:min-integer-digits="1"/>
    </number:number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2:03:49.061260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5:20:20.949465454</meta:creation-date>
    <dc:date>2026-01-02T20:25:01.315887679</dc:date>
    <meta:editing-duration>PT3H18M28S</meta:editing-duration>
    <meta:editing-cycles>10</meta:editing-cycles>
    <meta:generator>LibreOffice/24.2.7.2$Linux_X86_64 LibreOffice_project/420$Build-2</meta:generator>
    <meta:document-statistic meta:table-count="6" meta:cell-count="943" meta:object-count="0"/>
  </office:meta>
</office:document-meta>
</file>